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29e479" officeooo:paragraph-rsid="0035d0b4"/>
    </style:style>
    <style:style style:name="P2" style:family="paragraph" style:parent-style-name="Standard">
      <style:paragraph-properties fo:text-align="justify" style:justify-single-word="false"/>
      <style:text-properties officeooo:rsid="0029e479" officeooo:paragraph-rsid="0029e479"/>
    </style:style>
    <style:style style:name="P3" style:family="paragraph" style:parent-style-name="Standard">
      <style:paragraph-properties fo:text-align="justify" style:justify-single-word="false"/>
      <style:text-properties officeooo:rsid="002e247b" officeooo:paragraph-rsid="0035d0b4"/>
    </style:style>
    <style:style style:name="P4" style:family="paragraph" style:parent-style-name="Standard">
      <style:paragraph-properties fo:text-align="justify" style:justify-single-word="false"/>
      <style:text-properties officeooo:rsid="002e247b" officeooo:paragraph-rsid="002e247b"/>
    </style:style>
    <style:style style:name="P5" style:family="paragraph" style:parent-style-name="Standard">
      <style:paragraph-properties fo:text-align="justify" style:justify-single-word="false"/>
      <style:text-properties officeooo:rsid="00300b43" officeooo:paragraph-rsid="0035d0b4"/>
    </style:style>
    <style:style style:name="P6" style:family="paragraph" style:parent-style-name="Standard">
      <style:paragraph-properties fo:text-align="justify" style:justify-single-word="false"/>
      <style:text-properties officeooo:rsid="00300b43" officeooo:paragraph-rsid="00300b43"/>
    </style:style>
    <style:style style:name="P7" style:family="paragraph" style:parent-style-name="Standard">
      <style:paragraph-properties fo:text-align="justify" style:justify-single-word="false"/>
      <style:text-properties officeooo:rsid="0030be08" officeooo:paragraph-rsid="0035d0b4"/>
    </style:style>
    <style:style style:name="P8" style:family="paragraph" style:parent-style-name="Standard">
      <style:paragraph-properties fo:text-align="justify" style:justify-single-word="false"/>
      <style:text-properties officeooo:rsid="0030be08" officeooo:paragraph-rsid="0030be08"/>
    </style:style>
    <style:style style:name="P9" style:family="paragraph" style:parent-style-name="Standard">
      <style:paragraph-properties fo:text-align="justify" style:justify-single-word="false"/>
      <style:text-properties officeooo:rsid="00324b4a" officeooo:paragraph-rsid="0035d0b4"/>
    </style:style>
    <style:style style:name="P10" style:family="paragraph" style:parent-style-name="Standard">
      <style:paragraph-properties fo:text-align="justify" style:justify-single-word="false"/>
      <style:text-properties officeooo:rsid="00324b4a" officeooo:paragraph-rsid="00324b4a"/>
    </style:style>
    <style:style style:name="P11" style:family="paragraph" style:parent-style-name="Standard">
      <style:paragraph-properties fo:text-align="justify" style:justify-single-word="false"/>
      <style:text-properties fo:font-style="normal" style:text-underline-style="none" officeooo:rsid="0027833c" officeooo:paragraph-rsid="0027833c" style:font-style-asian="normal" style:font-style-complex="normal"/>
    </style:style>
    <style:style style:name="P12" style:family="paragraph" style:parent-style-name="Standard">
      <style:paragraph-properties fo:text-align="justify" style:justify-single-word="false"/>
      <style:text-properties fo:font-style="normal" style:text-underline-style="none" officeooo:rsid="0027833c" officeooo:paragraph-rsid="00286112" style:font-style-asian="normal" style:font-style-complex="normal"/>
    </style:style>
    <style:style style:name="P13" style:family="paragraph" style:parent-style-name="Standard">
      <style:paragraph-properties fo:text-align="justify" style:justify-single-word="false"/>
      <style:text-properties fo:font-style="normal" style:text-underline-style="none" officeooo:rsid="00286112" officeooo:paragraph-rsid="00286112" style:font-style-asian="normal" style:font-style-complex="normal"/>
    </style:style>
    <style:style style:name="P14" style:family="paragraph" style:parent-style-name="Standard">
      <style:paragraph-properties fo:text-align="justify" style:justify-single-word="false"/>
      <style:text-properties fo:font-style="normal" style:text-underline-style="none" officeooo:rsid="0029e479" officeooo:paragraph-rsid="0029e479" style:font-style-asian="normal" style:font-style-complex="normal"/>
    </style:style>
    <style:style style:name="P15" style:family="paragraph" style:parent-style-name="Standard">
      <style:paragraph-properties fo:text-align="justify" style:justify-single-word="false"/>
      <style:text-properties officeooo:rsid="001e4d80" officeooo:paragraph-rsid="001e4d80"/>
    </style:style>
    <style:style style:name="P16" style:family="paragraph" style:parent-style-name="Standard">
      <style:paragraph-properties fo:text-align="justify" style:justify-single-word="false"/>
      <style:text-properties officeooo:rsid="001e4d80" officeooo:paragraph-rsid="00265add"/>
    </style:style>
    <style:style style:name="P17" style:family="paragraph" style:parent-style-name="Standard">
      <style:paragraph-properties fo:text-align="justify" style:justify-single-word="false"/>
      <style:text-properties officeooo:rsid="0023e263" officeooo:paragraph-rsid="0023e263"/>
    </style:style>
    <style:style style:name="P18" style:family="paragraph" style:parent-style-name="Standard">
      <style:paragraph-properties fo:text-align="justify" style:justify-single-word="false"/>
      <style:text-properties officeooo:rsid="00255cb5" officeooo:paragraph-rsid="00255cb5"/>
    </style:style>
    <style:style style:name="P19" style:family="paragraph" style:parent-style-name="Standard">
      <style:paragraph-properties fo:text-align="justify" style:justify-single-word="false"/>
      <style:text-properties officeooo:rsid="0027833c" officeooo:paragraph-rsid="00286112"/>
    </style:style>
    <style:style style:name="P20" style:family="paragraph" style:parent-style-name="Standard">
      <style:paragraph-properties fo:text-align="justify" style:justify-single-word="false"/>
      <style:text-properties officeooo:rsid="0021bcdf" officeooo:paragraph-rsid="0021bcdf"/>
    </style:style>
    <style:style style:name="P21" style:family="paragraph" style:parent-style-name="Standard">
      <style:paragraph-properties fo:text-align="justify" style:justify-single-word="false"/>
      <style:text-properties officeooo:rsid="002b691c" officeooo:paragraph-rsid="002b691c"/>
    </style:style>
    <style:style style:name="P22" style:family="paragraph" style:parent-style-name="Standard">
      <style:paragraph-properties fo:text-align="justify" style:justify-single-word="false"/>
      <style:text-properties officeooo:rsid="003b42ca" officeooo:paragraph-rsid="003b42ca"/>
    </style:style>
    <style:style style:name="P23" style:family="paragraph" style:parent-style-name="Standard">
      <style:paragraph-properties fo:text-align="justify" style:justify-single-word="false"/>
      <style:text-properties officeooo:rsid="003fb7f5" officeooo:paragraph-rsid="003fb7f5"/>
    </style:style>
    <style:style style:name="P24" style:family="paragraph" style:parent-style-name="Standard">
      <style:paragraph-properties fo:text-align="justify" style:justify-single-word="false"/>
      <style:text-properties officeooo:rsid="00429a96" officeooo:paragraph-rsid="00429a96"/>
    </style:style>
    <style:style style:name="P25" style:family="paragraph" style:parent-style-name="Standard">
      <style:paragraph-properties fo:text-align="justify" style:justify-single-word="false"/>
      <style:text-properties officeooo:rsid="00436d18" officeooo:paragraph-rsid="00436d18"/>
    </style:style>
    <style:style style:name="P26" style:family="paragraph" style:parent-style-name="Standard">
      <style:paragraph-properties fo:text-align="justify" style:justify-single-word="false"/>
      <style:text-properties officeooo:rsid="0021bcdf" officeooo:paragraph-rsid="0021bcdf"/>
    </style:style>
    <style:style style:name="P27" style:family="paragraph" style:parent-style-name="Standard">
      <style:paragraph-properties fo:text-align="justify" style:justify-single-word="false"/>
      <style:text-properties officeooo:rsid="00462b40" officeooo:paragraph-rsid="00462b40"/>
    </style:style>
    <style:style style:name="P28" style:family="paragraph" style:parent-style-name="Standard">
      <style:paragraph-properties fo:text-align="justify" style:justify-single-word="false"/>
      <style:text-properties officeooo:rsid="0029e479" officeooo:paragraph-rsid="00462b40" fo:background-color="#8f93c7"/>
    </style:style>
    <style:style style:name="T1" style:family="text">
      <style:text-properties officeooo:rsid="001fb0bb"/>
    </style:style>
    <style:style style:name="T2" style:family="text">
      <style:text-properties officeooo:rsid="00232116"/>
    </style:style>
    <style:style style:name="T3" style:family="text">
      <style:text-properties officeooo:rsid="00255cb5"/>
    </style:style>
    <style:style style:name="T4" style:family="text">
      <style:text-properties officeooo:rsid="00265add"/>
    </style:style>
    <style:style style:name="T5" style:family="text">
      <style:text-properties officeooo:rsid="0027e258"/>
    </style:style>
    <style:style style:name="T6" style:family="text">
      <style:text-properties officeooo:rsid="002b691c"/>
    </style:style>
    <style:style style:name="T7" style:family="text">
      <style:text-properties officeooo:rsid="002c3632"/>
    </style:style>
    <style:style style:name="T8" style:family="text">
      <style:text-properties officeooo:rsid="00300b43"/>
    </style:style>
    <style:style style:name="T9" style:family="text">
      <style:text-properties officeooo:rsid="0030be08"/>
    </style:style>
    <style:style style:name="T10" style:family="text">
      <style:text-properties officeooo:rsid="00324b4a"/>
    </style:style>
    <style:style style:name="T11" style:family="text">
      <style:text-properties officeooo:rsid="0037856c"/>
    </style:style>
    <style:style style:name="T12" style:family="text">
      <style:text-properties officeooo:rsid="003b42ca"/>
    </style:style>
    <style:style style:name="T13" style:family="text">
      <style:text-properties officeooo:rsid="003d05d3"/>
    </style:style>
    <style:style style:name="T14" style:family="text">
      <style:text-properties officeooo:rsid="003fb7f5"/>
    </style:style>
    <style:style style:name="T15" style:family="text">
      <style:text-properties fo:background-color="#8f93c7" loext:char-shading-value="0"/>
    </style:style>
    <style:style style:name="T16" style:family="text">
      <style:text-properties fo:background-color="#8f93c7" loext:char-shading-value="0"/>
    </style:style>
    <style:style style:name="T17" style:family="text">
      <style:text-properties officeooo:rsid="002b691c" fo:background-color="#8f93c7" loext:char-shading-value="0"/>
    </style:style>
    <style:style style:name="T18" style:family="text">
      <style:text-properties officeooo:rsid="00324b4a" fo:background-color="#8f93c7" loext:char-shading-value="0"/>
    </style:style>
    <style:style style:name="T19" style:family="text">
      <style:text-properties fo:background-color="#87d1d1" loext:char-shading-value="0"/>
    </style:style>
    <style:style style:name="T20" style:family="text">
      <style:text-properties fo:background-color="#87d1d1"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5">1865 fabrique de tabac, place du midi 18-20 et 22 de Frédéric Kohler de Lausanne. En face des anciennes Portes neuves de la rue des Vaches <text:span text:style-name="T14">(rue de la porte-neuve mnt)</text:span>. <text:span text:style-name="T4">(p.147 de Torr)</text:span></text:p>
      <text:p text:style-name="P15"><text:tab/></text:p>
      <text:p text:style-name="P17">1830 : démolition de la Porte de Loèche et aménagement de la route du Simplon (rue de Loèche)</text:p>
      <text:p text:style-name="P17">1838 : Destruction de la porte de Conthey et de la muraille qui la reliait à la tour des sorciers</text:p>
      <text:p text:style-name="P17">1841-1842, aménagement d’un nouvel axe, rue de Lausanne</text:p>
      <text:p text:style-name="P17">1850 : démolition du mur entre la tour des sorciers et la porte de Savièse</text:p>
      <text:p text:style-name="P17">1852 : démantelement de la porte de Savièse, aménagement d’une promenade appelée « avenue du Couchant »<text:span text:style-name="T3">(partie nord de l’avenue de la gare)</text:span></text:p>
      <text:p text:style-name="P18">1854 : démolition de la porte du Rhône</text:p>
      <text:p text:style-name="P18">1855 : aménagement de la place du Midi, à l’extérieur des remparts</text:p>
      <text:p text:style-name="P18">1858 : démolition de la muraille sud entre la porte du Rhône et la Porte neuve</text:p>
      <text:p text:style-name="P18">1860 : ouverture de l’avenue de la Gare et création de la rue des Remparts (p.191 de Torr.)</text:p>
      <text:p text:style-name="P15"/>
      <text:p text:style-name="P19">7 mars 1507 Pierre 4 devient bourgeois de Sion (p. 28)</text:p>
      <text:p text:style-name="P12">Il achète la maison de son beau-père sur la Sionne (p.28) en 1506, elle revient à Félix en 1530 <text:span text:style-name="T5">(p.36)</text:span></text:p>
      <text:p text:style-name="P12"/>
      <text:p text:style-name="P13">Philippe I possède une maison à Sitta ayant appartenu à Petermann de Platea. (p.48 de Torr), il la donne à son fils Philippe II. En 1581</text:p>
      <text:p text:style-name="P13">Antoine,frère de Philippe I possède un jardin à Sion près de la porte de Loèche (p. 48 de Torr)</text:p>
      <text:p text:style-name="P13"/>
      <text:p text:style-name="P14">Jean Joseph, fils de Philippe III hérite de la maison achetée à Etienne Wolff. (p.83 de Torr)</text:p>
      <text:p text:style-name="P13"/>
      <text:p text:style-name="P15">Alexandre de Torrenté achète l’Hôtel du Lion d’or à la bourgeoisie en 1861, mais doit le lui revendre en 1872. <text:span text:style-name="T4">(p.150 de Torr)</text:span></text:p>
      <text:p text:style-name="P16">Vente à bas prix de terrain pour faciliter la « promenade » devant la gare. <text:span text:style-name="T4">(p.150 de Torr)</text:span></text:p>
      <text:p text:style-name="P16">Bulletin officiel du 14 août 1868 : <text:span text:style-name="T1">a vendre, une campagne à la cible, une campagne à St-Georges, une maison à Sion, une maison à la rue de la Banque (p.151 de Torr)</text:span></text:p>
      <text:p text:style-name="P16"/>
      <text:p text:style-name="P20">Henri <text:span text:style-name="T2">1 </text:span>de Torrenté appartement à la rue des château<text:span text:style-name="T2">x, avant la mort de ses parents. Après il déménage rue de l’Église 1.</text:span></text:p>
      <text:p text:style-name="P20"/>
      <text:p text:style-name="P28">branche cadette</text:p>
      <text:p text:style-name="P27"><text:span text:style-name="T20">branche aînée</text:span> <text:s/></text:p>
      <text:p text:style-name="P20"/>
      <text:p text:style-name="P1"><text:span text:style-name="T16">S23 </text:span>Rue des châteaux 10<text:span text:style-name="T6"> nom porté par la maison :</text:span> Wolff 1627-1713, de Torrenté 1713-1797. <text:span text:style-name="T6">En 1720 Jean Joseph la reçoit lors du partage des biens de son père Philippe III, à l’occasion du mariage du cadet, Jean-Philippe. Philippe III l’avait acheté à Etienne de Wolff. De Jean Joseph elle passe à Félix Alphonse. Incendié en 1788, elle fut réhabitée dès 1791. Mathias y habitait en 1797. <text:s/>Le fils de Mathias y habita ensuite puis Antoine, son fils et premier président de la section « Monte Rosa » du CAS. Sa fille Caroline y habita ensuite, puis la fille de Caroline, Renée qui sa maria avec Pierre de Torrenté. La maison fut vendue de son vivant. (avant 1970)</text:span></text:p>
      <text:p text:style-name="P2"/>
      <text:p text:style-name="P21"><text:span text:style-name="T16">S33</text:span> Grand-Pont 16 et 20 nom porté par la maison : De Torrenté, Waldin (1639-1654), De Torrenté 1676-1720, Ballifard 1721-1790, De Torrenté 1791-1797. Jean Nicolas Maurice y vivait en 1793.</text:p>
      <text:p text:style-name="P21"/>
      <text:p text:style-name="P24"><text:span text:style-name="T17">S37</text:span> Rue du Vieux-Collège. le 10 février 1724, Paul Maurice échangea la maison Ambüel-Groely du Grand-Pont 17, contre la maison de Platea rue du Vieux-Collège. En 1737, il donne la maison à la ville pour y accueillir un couvent jésuites.</text:p>
      <text:p text:style-name="P21"/>
      <text:p text:style-name="P22"><text:soft-page-break/><text:span text:style-name="T20">S44</text:span> Rue des châteaux 4. Elle entra dans la famille par le mariage entre Nicolas II et Christine Waldin en 1596. Elle fut vendue le 29 octobre 1649 peu après la mort de Nicolas III (1648) à la bourgeoisie de Sion.</text:p>
      <text:p text:style-name="P21"/>
      <text:p text:style-name="P21"><text:span text:style-name="T20">S45</text:span> Rue des châteaux 2 nom porté par la maison : Burnier 1605, De Torrenté 1605-1715, Pellissier 1717-1745. <text:span text:style-name="T12">Acheté par </text:span>Nicolas II <text:span text:style-name="T12">en1605</text:span> à <text:span text:style-name="T12">un marchand, elle était mitoyenne à la précédente. Elle reste indivis entre ses 4 enfants à la mort en 1617 de Nicolas II jusqu’à ce que Nicolas III rachète la part de ses frères et sœurs en 1634. Elle se transmets de père en fils jusqu’à </text:span>Pierre Adrien, son arrière-arrière petit-fils, mort en 1717.</text:p>
      <text:p text:style-name="P21"/>
      <text:p text:style-name="P24"><text:span text:style-name="T17">S62</text:span> rue de la Lombardie 13. Propriété de Catherine de Torrenté, fils de Nicolas IV, qui la loue.</text:p>
      <text:p text:style-name="P21"/>
      <text:p text:style-name="P22"><text:span text:style-name="T20">S102</text:span> Grand pont 12. Maison achetée par Nicolas II en 1609 à Pierre Major. Il s’agissait d’une tour mitoyenne à sa maison morative (S45). Estimé à 300 écus lors du partage de l’héritage de Nicolas II en 1622. Habitée par sa veuve Christine Waldin et son nouveau mari. Elle fut vendue <text:span text:style-name="T13">en ruine à la bourgeoisie de Sion en 1648.</text:span></text:p>
      <text:p text:style-name="P22"/>
      <text:p text:style-name="P24">G2 Rue du Rhône 5, Louée</text:p>
      <text:p text:style-name="P21"/>
      <text:p text:style-name="P21"><text:span text:style-name="T20">G3 </text:span>Rue du Rhône 7 nom porté par la maison : Lambien 1610-1669, De Torrenté-Lambien 1678-<text:span text:style-name="T7">1688, De Torrenté 1689-1797. Elle revient à Antoine VIII pour son mariage avec Anne Barbe Lambien, mort en 1703. Puis elle se transmis de père en fils jusqu’à Antoine Louis, le fils de Antoine Gabriel, qui y habitait en 1797.</text:span></text:p>
      <text:p text:style-name="P21"/>
      <text:p text:style-name="P3"><text:span text:style-name="T20">G60</text:span> <text:span text:style-name="T8">Rue de la Porte Neuve 5-7 nom porté par la maison : de Torrenté 1741-1797. Maison construite par Antoine Théodule, sur l’emplacement de 4 édifices : G49 (ruelle des princes) G50(rue de la porte neuve 5) et G60a et b (rue de la porte neuve 5-7). Construction en 1772 ou peu après. Il y vit jusqu’à sa mort en 1797. Son fils qui habitait S44, qui appartenait alors à sa femme (Riedmatten) revient y vivre.</text:span></text:p>
      <text:p text:style-name="P3"/>
      <text:p text:style-name="P25"><text:span text:style-name="T20">G75 </text:span>Rue de la Porte-Neuve 4. Achetée par Antoine Théodule dans les années 1760. Elle est mentionnée dans le testament du couple en 1780. Rachetée a Marie Elisabeth de Torrenté par Jean Joseph en 1801.</text:p>
      <text:p text:style-name="P4"/>
      <text:p text:style-name="P5"><text:span text:style-name="T20">P1</text:span> Rue de Lausanne 2 <text:span text:style-name="T6"><text:s/>nom porté par la maison :</text:span> Waldin 1625-1640, <text:span text:style-name="T9">De Torrenté 1643-1657, Lambien 1659-1686, De Torrenté 1688-1797. Reçue en moitié par Antoine VII pour son mariage avec Christine Waldin. Leur fils Antoine VIII racheta la part de la sœur de Christine le 17 mai <text:s/>1693. Elle passa ensuite à sa petite-fille, Anne Christine, qui en hérita en 1746 à la mort d’Antoine VIII. Veuve de Félix Zuber, elle y habita jusqu’en 1788.</text:span></text:p>
      <text:p text:style-name="P6"/>
      <text:p text:style-name="P7"><text:span text:style-name="T20">P6</text:span> Grand-Pont 3 <text:span text:style-name="T6"><text:s/>nom porté par la maison :</text:span> de Torrenté 1627-1797. Jean Joseph, familier de l’évêque y habita de 1755 à 1782. Sa veuve y vivait en 1797.</text:p>
      <text:p text:style-name="P8"/>
      <text:p text:style-name="P7"><text:span text:style-name="T16">P14</text:span> Rue de Conthey 9 <text:span text:style-name="T6"><text:s/>nom porté par la maison :</text:span> Barberini 1654-1742, de Torrenté 1743-1751, Barberini 1753-1757, Gunter 1757-1768, De Torrenté 1770-1797. <text:span text:style-name="T11">Entrée dans la famille par le mariage de</text:span> Jean Philippe <text:span text:style-name="T11">à Marie Cécile Barberini le 22 juillet 1720</text:span>. <text:span text:style-name="T11">Elle passe à leur fils aîné, Jean Adrien Etienne. </text:span>Son petit-fils, Alphonse Philippe V Gordien, y habita en<text:span text:style-name="T11">tre 1793 et</text:span> 1797. <text:span text:style-name="T11">Elle passa au fils d’Alphonse Philippe V, Alphonse Philippe VI qui laissa des dettes à sa mort en 1868. Une partie de la maison est venue à un des créanciers, le 18 février 1869 (le premier étage et un petit magasin). Le reste de la maison est repris par Léon, petit-fils de Philippe VI puis elle passe à sa fille, qui donna sa part à l’évêché.</text:span></text:p>
      <text:p text:style-name="P8"/>
      <text:p text:style-name="P7"><text:soft-page-break/><text:span text:style-name="T16">P34 </text:span>Rue de l’Église 1 <text:span text:style-name="T6"><text:s/>nom porté par la maison :</text:span> <text:span text:style-name="T10">Burnier 1651-1659, Kuntschen 1660-1728, de Torrrenté 1728-1754, Kuntschen 1755, de Torrenté 1755-1756, Kuntschen 1757-1768, de Torrenté 1770-1797. Maison morative de Philippe III. Elle passa à Jean Philippe son fils cadet. Il la lègue à son fils cadet, Jean Joseph Antoine, <text:s/>entre 1787 et 1796. Hérité par Joseph Marie elle passe à ses enfants, ses deux fils Ferdinand et Charles Louis en habitent chacun un étage. Les enfants de Ferdinand, Pauline et Vincent, tout deux célibataires habitent ensemble au premier. Henri de Torrenté habitait le second étage et son frère Charles le troisième à la mort de leurs parents. Le deuxième étage passe ensuite à son fils l’ambassadeur Henri de Torrenté, sa veuve y habite jusqu’en 1980. Puis il est vendu par leur fille dans les années 2000. La veuve de Charles occupe le troisième étage jusqu’au mariage de leur fils Charles Marie en 1911. Il y vécut jusqu’à sa mort en 1961. Sa veuve y resta jusqu’en 1968, moment de sa mort. L’appartement fut vendu à ce moment-là.</text:span></text:p>
      <text:p text:style-name="P7"/>
      <text:p text:style-name="P9"><text:span text:style-name="T16">M8 </text:span>Rue de Savièse 3 <text:span text:style-name="T6"><text:s/>nom porté par la maison :</text:span>de Torrenté 1759-1793, de Courten 1793-1797. Jean Nicolas Maurice y habita jusqu’à l’incendie de 1788.</text:p>
      <text:p text:style-name="P9"/>
      <text:p text:style-name="P24"><text:span text:style-name="T18">M15</text:span>, rue de l’église 4. <text:s/>Entre 1632 et 1665, elle appartient a Jean, simple d’esprit, fils de Jean et d’Eva Owlig. Il y avait un locataire.</text:p>
      <text:p text:style-name="P9"/>
      <text:p text:style-name="P23"><text:span text:style-name="T20">M21</text:span> rue de la Cathédrale 19, Frédéric Philippe entre 1735 et 1748.</text:p>
      <text:p text:style-name="P10"/>
      <text:p text:style-name="P9"><text:span text:style-name="T20">M104</text:span> Grand-Pont <text:span text:style-name="T6">nom porté par la maison :de Torrenté 1690-1740. De Jean Nicolas Gabriel à Nicolas Gabriel</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07:14:03.055098287</meta:creation-date>
    <dc:date>2019-05-27T08:44:20.748069472</dc:date>
    <meta:editing-duration>PT3H33M8S</meta:editing-duration>
    <meta:editing-cycles>7</meta:editing-cycles>
    <meta:generator>LibreOffice/6.0.7.3$Linux_X86_64 LibreOffice_project/00m0$Build-3</meta:generator>
    <meta:document-statistic meta:table-count="0" meta:image-count="0" meta:object-count="0" meta:page-count="3" meta:paragraph-count="41" meta:word-count="1416" meta:character-count="7851" meta:non-whitespace-character-count="6463"/>
  </office:meta>
</office:document-meta>
</file>